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Courier New" style:font-name-asian="Courier New1" style:font-name-complex="Courier New1"/>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Heading_20_1" style:master-page-name="Standard">
      <style:paragraph-properties style:page-number="1"/>
    </style:style>
    <style:style style:name="T1" style:family="text">
      <style:text-properties style:font-name="Courier New" style:font-name-asian="Courier New1" style:font-name-complex="Courier New1"/>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91i2wa1nchbg"/>Ejercicio 1. Realiza tu primer test:</text:p>
      <text:p text:style-name="Standard"/>
      <text:p text:style-name="Standard">Dada la clase calculator con 4 funciones:</text:p>
      <text:p text:style-name="Standard"/>
      <text:p text:style-name="Standard"><text:span text:style-name="T1">public class Calculator {</text:span></text:p>
      <text:p text:style-name="P1"/>
      <text:p text:style-name="Standard"><text:span text:style-name="T1"><text:s text:c="4"/>public int add(int a, int b) {</text:span></text:p>
      <text:p text:style-name="Standard"><text:span text:style-name="T1"><text:s text:c="8"/>return a + b;</text:span></text:p>
      <text:p text:style-name="Standard"><text:span text:style-name="T1"><text:s text:c="4"/>}</text:span></text:p>
      <text:p text:style-name="P1"/>
      <text:p text:style-name="Standard"><text:span text:style-name="T1"><text:s text:c="4"/>public int subtract(int a, int b) {</text:span></text:p>
      <text:p text:style-name="Standard"><text:span text:style-name="T1"><text:s text:c="8"/>return a - b;</text:span></text:p>
      <text:p text:style-name="Standard"><text:span text:style-name="T1"><text:s text:c="4"/>}</text:span></text:p>
      <text:p text:style-name="P1"/>
      <text:p text:style-name="Standard"><text:span text:style-name="T1"><text:s text:c="4"/>public int multiply(int a, int b) {</text:span></text:p>
      <text:p text:style-name="Standard"><text:span text:style-name="T1"><text:s text:c="8"/>return a * b;</text:span></text:p>
      <text:p text:style-name="Standard"><text:span text:style-name="T1"><text:s text:c="4"/>}</text:span></text:p>
      <text:p text:style-name="P1"/>
      <text:p text:style-name="Standard"><text:span text:style-name="T1"><text:s text:c="4"/>public int divide(int a, int b) {</text:span></text:p>
      <text:p text:style-name="Standard"><text:span text:style-name="T1"><text:s text:c="8"/>if (b == 0) {</text:span></text:p>
      <text:p text:style-name="Standard"><text:soft-page-break/><text:span text:style-name="T1"><text:s text:c="12"/>throw new IllegalArgumentException("Cannot divide by zero");</text:span></text:p>
      <text:p text:style-name="Standard"><text:span text:style-name="T1"><text:s text:c="8"/>}</text:span></text:p>
      <text:p text:style-name="Standard"><text:span text:style-name="T1"><text:s text:c="8"/>return a / b;</text:span></text:p>
      <text:p text:style-name="Standard"><text:span text:style-name="T1"><text:s text:c="4"/>}</text:span></text:p>
      <text:p text:style-name="Standard"><text:span text:style-name="T1">}</text:span></text:p>
      <text:p text:style-name="Standard"/>
      <text:p text:style-name="Standard">Realiza al menos un test para cada función, de modo que se pueda comprobar que las funciones devuelven el valor correcto.</text:p>
      <text:p text:style-name="Standard"/>
      <text:p text:style-name="Standard">Vamos a dar unas pautas para el primer test, el de la función add().</text:p>
      <text:p text:style-name="Standard"/>
      <text:p text:style-name="Standard">Una posible solución sería esta:</text:p>
      <text:p text:style-name="Standard"/>
      <text:p text:style-name="Standard"><text:s text:c="8"/><text:span text:style-name="T1">@Test</text:span></text:p>
      <text:p text:style-name="Standard"><text:span text:style-name="T1"><text:s text:c="4"/>public void testAdd() {</text:span></text:p>
      <text:p text:style-name="Standard"><text:span text:style-name="T1"><text:s text:c="8"/>Calculator calculator = new Calculator();</text:span></text:p>
      <text:p text:style-name="Standard"><text:span text:style-name="T1"><text:s text:c="8"/>assertEquals(5, calculator.add(2, 3));</text:span></text:p>
      <text:p text:style-name="Standard"><text:span text:style-name="T1"><text:s text:c="8"/>assertEquals(-1, calculator.add(-2, 1));</text:span></text:p>
      <text:p text:style-name="Standard"><text:span text:style-name="T1"><text:s text:c="8"/>assertEquals(0, calculator.add(0, 0));</text:span></text:p>
      <text:p text:style-name="Standard"><text:span text:style-name="T1"><text:s text:c="4"/>}</text:span></text:p>
      <text:p text:style-name="Standard"/>
      <text:p text:style-name="Standard"/>
      <text:p text:style-name="Standard"><text:soft-page-break/>Funciona perfectamente. Pero este test es poco legible y no sigue las convenciones/recomendaciones que se deben seguir en los tests.</text:p>
      <text:p text:style-name="Standard"/>
      <text:p text:style-name="Standard">Quizás te cueste verlo porque estamos aprendiendo, pero ese código es confuso porque no se sabe bien qué representan tantos números ni para qué sirve cada argumento. Si acabas de hacerlo lo recuerdas bien, pero si dentro de unos meses vuelves a este código para corregir alguna cosa, no lo vas a entender. Es mejor sustituir los números por variables (o incluso constantes) con un nombre descriptivo que nos ayude a entender el código. Esto se aplica siempre, no solamente en los tests.</text:p>
      <text:p text:style-name="Standard"/>
      <text:p text:style-name="Standard">Ahora vamos a ver algunas recomendaciones que son específicas para los tests.</text:p>
      <text:p text:style-name="Standard"/>
      <text:list xml:id="list1206270114" text:style-name="WWNum1">
        <text:list-item>
          <text:p text:style-name="P2">Se recomienda escribir un código que cumpla el patrón Arrange-Act-Assert (o given-when-then). En la parte del Arrange declaramos todas las variables que vamos a necesitar, los datos de partida del caso de prueba. En la parte del Act aplicamos la función que queremos probar. En la parte del Assert comprobamos (mediante algún assert de la librería que usemos, por ejemplo: JUnit) que los datos obtenidos se corresponden con los que esperábamos obtener. Si son distintos, algo ha fallado.</text:p>
        </text:list-item>
      </text:list>
      <text:p text:style-name="P3"/>
      <text:list xml:id="list94350627223354" text:continue-numbering="true" text:style-name="WWNum1">
        <text:list-item>
          <text:p text:style-name="P2">Solamente se recomienda hacer un assert por test. Si necesitamos hacer varios assert, tenemos que hacer varios test. Si ponemos varios assert será más complicado saber cuál ha fallado y por qué.</text:p>
        </text:list-item>
      </text:list>
      <text:p text:style-name="Standard"/>
      <text:p text:style-name="Standard">Uniendo las 3 recomendaciones anteriores, nos quedaría un test como el siguiente:</text:p>
      <text:p text:style-name="Standard"/>
      <text:p text:style-name="Standard"><text:span text:style-name="T1"><text:s text:c="4"/>@Test</text:span></text:p>
      <text:p text:style-name="Standard"><text:span text:style-name="T1"><text:s text:c="4"/>public void testAdd() {</text:span></text:p>
      <text:p text:style-name="Standard"><text:span text:style-name="T1"><text:s text:c="8"/>// Este test sí se entiende bien porque sigue</text:span></text:p>
      <text:p text:style-name="Standard"><text:span text:style-name="T1"><text:s text:c="8"/>// la estructura given, when, then y </text:span></text:p>
      <text:p text:style-name="Standard"><text:span text:style-name="T1"><text:s text:c="8"/>// utiliza variables con buenos nombres en lugar</text:span></text:p>
      <text:p text:style-name="Standard"><text:span text:style-name="T1"><text:s text:c="8"/>// de números mágicos y solamente tiene un assert</text:span></text:p>
      <text:p text:style-name="P1"/>
      <text:p text:style-name="Standard"><text:span text:style-name="T1"><text:s text:c="8"/>// Arrange o Given</text:span></text:p>
      <text:p text:style-name="Standard"><text:span text:style-name="T1"><text:s text:c="8"/>double addend1 = 2;</text:span></text:p>
      <text:p text:style-name="Standard"><text:soft-page-break/><text:span text:style-name="T1"><text:s text:c="8"/>double addend2 = 4;</text:span></text:p>
      <text:p text:style-name="Standard"><text:span text:style-name="T1"><text:s text:c="8"/>double expectedSum = 6;</text:span></text:p>
      <text:p text:style-name="Standard"><text:span text:style-name="T1"><text:s text:c="8"/>Calculator calculator = new Calculator();</text:span></text:p>
      <text:p text:style-name="Standard"><text:span text:style-name="T1"><text:s text:c="8"/>double toleratedDelta = 0;</text:span></text:p>
      <text:p text:style-name="P1"/>
      <text:p text:style-name="Standard"><text:span text:style-name="T1"><text:s text:c="8"/>// Act o When</text:span></text:p>
      <text:p text:style-name="Standard"><text:span text:style-name="T1"><text:s text:c="8"/>double actualSum = calculator.add(addend1, addend2); </text:span></text:p>
      <text:p text:style-name="P1"/>
      <text:p text:style-name="Standard"><text:span text:style-name="T1"><text:s text:c="8"/>// Assert o Then</text:span></text:p>
      <text:p text:style-name="Standard"><text:span text:style-name="T1"><text:s text:c="8"/>Assert.assertEquals(expectedSum, actualSum, toleratedDelta);</text:span></text:p>
      <text:p text:style-name="Standard"><text:span text:style-name="T1"><text:s text:c="4"/>}</text:span></text:p>
      <text:p text:style-name="P1"/>
      <text:p text:style-name="P1"/>
      <text:p text:style-name="P1"/>
      <text:p text:style-name="Standard"><text:span text:style-name="T1">Ahora realiza por ti mismo un test para cada una de las demás funciones de la clase.</text:span></text:p>
      <text:p text:style-name="P1"/>
      <text:p text:style-name="P1"/>
      <text:p text:style-name="Heading_20_1"><text:bookmark text:name="_f7jgtbytw57g"/>Ejercicio 2. </text:p>
      <text:p text:style-name="Standard">Dada la siguiente clase con un único método, realizar varias pruebas para asegurarnos de que funciona como esperamos. Las pruebas mínimas que debes realizar son las siguientes palabras:</text:p>
      <text:p text:style-name="Standard"/>
      <text:p text:style-name="Standard">cat</text:p>
      <text:p text:style-name="Standard"><text:soft-page-break/>dog</text:p>
      <text:p text:style-name="Standard">apple</text:p>
      <text:p text:style-name="Standard">“” (es decir, un string que se haya inicializado con una cadena vacía)</text:p>
      <text:p text:style-name="Standard">null (es decir, que no se haya inicializado el string)</text:p>
      <text:p text:style-name="Standard"/>
      <text:p text:style-name="Standard">A continuación tienes el código de la clase que queremos probar.</text:p>
      <text:p text:style-name="Standard"/>
      <text:p text:style-name="Standard"><text:span text:style-name="T1">public class StringUtils {</text:span></text:p>
      <text:p text:style-name="P1"/>
      <text:p text:style-name="Standard"><text:span text:style-name="T1"><text:s text:c="4"/>public String reverse(String input) {</text:span></text:p>
      <text:p text:style-name="Standard"><text:span text:style-name="T1"><text:s text:c="8"/>if (input == null) {</text:span></text:p>
      <text:p text:style-name="Standard"><text:span text:style-name="T1"><text:s text:c="12"/>throw new IllegalArgumentException("Input cannot be null");</text:span></text:p>
      <text:p text:style-name="Standard"><text:span text:style-name="T1"><text:s text:c="8"/>}</text:span></text:p>
      <text:p text:style-name="P1"/>
      <text:p text:style-name="Standard"><text:span text:style-name="T1"><text:s text:c="8"/>StringBuilder reversed = new StringBuilder();</text:span></text:p>
      <text:p text:style-name="Standard"><text:span text:style-name="T1"><text:s text:c="8"/>for (int i = input.length() - 1; i &gt;= 0; i--) {</text:span></text:p>
      <text:p text:style-name="Standard"><text:span text:style-name="T1"><text:s text:c="12"/>reversed.append(input.charAt(i));</text:span></text:p>
      <text:p text:style-name="Standard"><text:span text:style-name="T1"><text:s text:c="8"/>}</text:span></text:p>
      <text:p text:style-name="P1"/>
      <text:p text:style-name="Standard"><text:span text:style-name="T1"><text:s text:c="8"/>return reversed.toString();</text:span></text:p>
      <text:p text:style-name="Standard"><text:span text:style-name="T1"><text:s text:c="4"/>}</text:span></text:p>
      <text:p text:style-name="Standard"><text:soft-page-break/><text:span text:style-name="T1">}</text:span></text:p>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73" meta:word-count="586" meta:character-count="3853" meta:non-whitespace-character-count="2996"/>
    <meta:generator>LibreOfficeDev/6.0.5.2$Linux_X86_64 LibreOffice_project/</meta:generator>
  </office:meta>
</office:document-meta>
</file>